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fa00" officeooo:paragraph-rsid="001bfa00"/>
    </style:style>
    <style:style style:name="P2" style:family="paragraph" style:parent-style-name="Standard" style:list-style-name="L1">
      <style:text-properties officeooo:rsid="001bfa00" officeooo:paragraph-rsid="001bfa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ediktíni</text:p>
      <text:list xml:id="list7415388236260267125" text:style-name="L1">
        <text:list-item>
          <text:p text:style-name="P2">sdružené kláštery místo nadřízených úřadů</text:p>
        </text:list-item>
        <text:list-item>
          <text:p text:style-name="P2">jeden z nejstarších řádů</text:p>
        </text:list-item>
        <text:list-item>
          <text:p text:style-name="P2">názory Benedikta z Nursie odrážely poustevnictví, ale s užitkem pro společnost</text:p>
        </text:list-item>
        <text:list-item>
          <text:p text:style-name="P2">náš první klášter – břevnovský benediktínský</text:p>
        </text:list-item>
        <text:list-item>
          <text:p text:style-name="P2">1336 bula benediktínská – lépe definuje pravidla</text:p>
        </text:list-item>
        <text:list-item>
          <text:p text:style-name="P2">Postup pro přijetí do kláštera:</text:p>
          <text:list>
            <text:list-item>
              <text:p text:style-name="P2">Kandidatura</text:p>
            </text:list-item>
            <text:list-item>
              <text:p text:style-name="P2">Noviciát (rok)</text:p>
            </text:list-item>
            <text:list-item>
              <text:p text:style-name="P2">3 roky sliby časné/jednoduché</text:p>
            </text:list-item>
            <text:list-item>
              <text:p text:style-name="P2">sliby věčné (slavné)</text:p>
            </text:list-item>
            <text:list-item>
              <text:p text:style-name="P2">celoživotní platno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00:06.043590942</meta:creation-date>
    <dc:date>2018-02-07T15:24:34.674326540</dc:date>
    <meta:editing-duration>PT4H1M17S</meta:editing-duration>
    <meta:editing-cycles>1</meta:editing-cycles>
    <meta:document-statistic meta:table-count="0" meta:image-count="0" meta:object-count="0" meta:page-count="1" meta:paragraph-count="12" meta:word-count="60" meta:character-count="382" meta:non-whitespace-character-count="343"/>
    <meta:generator>LibreOffice/5.1.6.2$Linux_x86 LibreOffice_project/10m0$Build-2</meta:generator>
  </office:meta>
</office:document-meta>
</file>